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rse_code</text:p>
          </table:table-cell>
          <table:table-cell office:value-type="string" calcext:value-type="string">
            <text:p>Size-remainin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7:51:31.407351159</meta:creation-date>
    <dc:date>2018-09-20T17:53:57.580101776</dc:date>
    <meta:editing-duration>PT2M26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